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2.1cm" svg:height="1.1cm" svg:x="1.9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1cm" svg:height="1.1cm" svg:x="1.901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1cm" svg:height="1.1cm" svg:x="1.901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1cm" svg:height="1.1cm" svg:x="1.901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1cm" svg:height="1.1cm" svg:x="1.901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1cm" svg:height="1.1cm" svg:x="1.901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1.1cm" svg:x="5.602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2.95cm" svg:y1="3.3cm" svg:x2="2.951cm" svg:y2="4.001cm" draw:start-shape="id1" draw:start-glue-point="8" draw:end-shape="id2" draw:end-glue-point="4" svg:d="M2950 3300c0 526 1 176 1 701" svg:viewBox="0 0 2 702">
          <text:p/>
        </draw:connector>
        <draw:connector draw:style-name="gr3" draw:text-style-name="P4" draw:layer="layout" draw:type="curve" svg:x1="2.951cm" svg:y1="5.101cm" svg:x2="2.951cm" svg:y2="5.801cm" draw:start-shape="id2" draw:start-glue-point="8" draw:end-shape="id3" draw:end-glue-point="4" svg:d="M2951 5101v700" svg:viewBox="0 0 1 701">
          <text:p/>
        </draw:connector>
        <draw:connector draw:style-name="gr3" draw:text-style-name="P4" draw:layer="layout" draw:type="curve" svg:x1="2.951cm" svg:y1="6.901cm" svg:x2="2.951cm" svg:y2="7.601cm" draw:start-shape="id3" draw:start-glue-point="8" draw:end-shape="id4" draw:end-glue-point="4" svg:d="M2951 6901v700" svg:viewBox="0 0 1 701">
          <text:p/>
        </draw:connector>
        <draw:connector draw:style-name="gr3" draw:text-style-name="P4" draw:layer="layout" draw:type="curve" svg:x1="2.951cm" svg:y1="8.701cm" svg:x2="2.951cm" svg:y2="9.501cm" draw:start-shape="id4" draw:start-glue-point="8" draw:end-shape="id5" draw:end-glue-point="4" svg:d="M2951 8701v800" svg:viewBox="0 0 1 801">
          <text:p/>
        </draw:connector>
        <draw:connector draw:style-name="gr3" draw:text-style-name="P4" draw:layer="layout" draw:type="curve" svg:x1="2.951cm" svg:y1="10.601cm" svg:x2="2.951cm" svg:y2="11.501cm" draw:start-shape="id5" draw:start-glue-point="8" draw:end-shape="id6" draw:end-glue-point="4" svg:d="M2951 10601v900" svg:viewBox="0 0 1 901">
          <text:p/>
        </draw:connector>
        <draw:connector draw:style-name="gr3" draw:text-style-name="P4" draw:layer="layout" draw:type="curve" svg:x1="1.75cm" svg:y1="1.416cm" svg:x2="2.95cm" svg:y2="2.2cm" draw:end-shape="id1" draw:end-glue-point="4" svg:d="M1750 1416c0 213 1200-179 1200 784" svg:viewBox="0 0 1201 785">
          <text:p/>
        </draw:connector>
        <draw:connector draw:style-name="gr3" draw:text-style-name="P4" draw:layer="layout" draw:type="curve" svg:x1="2.951cm" svg:y1="12.601cm" svg:x2="1.771cm" svg:y2="14.209cm" draw:start-shape="id6" draw:start-glue-point="8" svg:d="M2951 12601c0 1582-1180 779-1180 1608" svg:viewBox="0 0 1181 1609">
          <text:p/>
        </draw:connector>
      </draw:page>
      <draw:page draw:name="page2" draw:style-name="dp1" draw:master-page-name="Výchozí">
        <draw:custom-shape draw:style-name="gr1" draw:text-style-name="P2" xml:id="id7" draw:id="id7" draw:layer="layout" svg:width="2.1cm" svg:height="1.1cm" svg:x="1.9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.1cm" svg:height="1.1cm" svg:x="1.901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1cm" svg:height="1.1cm" svg:x="1.901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.1cm" svg:height="1.1cm" svg:x="1.901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1cm" svg:height="1.1cm" svg:x="1.901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1cm" svg:height="1.1cm" svg:x="1.901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1.1cm" svg:x="5.602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2.95cm" svg:y1="3.3cm" svg:x2="2.951cm" svg:y2="4.001cm" draw:start-shape="id7" draw:start-glue-point="8" draw:end-shape="id8" draw:end-glue-point="4" svg:d="M2950 3300c0 526 1 176 1 701" svg:viewBox="0 0 2 702">
          <text:p/>
        </draw:connector>
        <draw:connector draw:style-name="gr3" draw:text-style-name="P4" draw:layer="layout" draw:type="curve" svg:x1="2.951cm" svg:y1="5.101cm" svg:x2="2.951cm" svg:y2="5.801cm" draw:start-shape="id8" draw:start-glue-point="8" draw:end-shape="id9" draw:end-glue-point="4" svg:d="M2951 5101v700" svg:viewBox="0 0 1 701">
          <text:p/>
        </draw:connector>
        <draw:connector draw:style-name="gr3" draw:text-style-name="P4" draw:layer="layout" draw:type="curve" svg:x1="2.951cm" svg:y1="6.901cm" svg:x2="2.951cm" svg:y2="7.601cm" draw:start-shape="id9" draw:start-glue-point="8" draw:end-shape="id10" draw:end-glue-point="4" svg:d="M2951 6901v700" svg:viewBox="0 0 1 701">
          <text:p/>
        </draw:connector>
        <draw:connector draw:style-name="gr3" draw:text-style-name="P4" draw:layer="layout" draw:type="curve" svg:x1="2.951cm" svg:y1="8.701cm" svg:x2="2.951cm" svg:y2="9.501cm" draw:start-shape="id10" draw:start-glue-point="8" draw:end-shape="id11" draw:end-glue-point="4" svg:d="M2951 8701v800" svg:viewBox="0 0 1 801">
          <text:p/>
        </draw:connector>
        <draw:connector draw:style-name="gr3" draw:text-style-name="P4" draw:layer="layout" draw:type="curve" svg:x1="2.951cm" svg:y1="10.601cm" svg:x2="2.951cm" svg:y2="11.501cm" draw:start-shape="id11" draw:start-glue-point="8" draw:end-shape="id12" draw:end-glue-point="4" svg:d="M2951 10601v900" svg:viewBox="0 0 1 901">
          <text:p/>
        </draw:connector>
        <draw:connector draw:style-name="gr3" draw:text-style-name="P4" draw:layer="layout" draw:type="curve" svg:x1="1.75cm" svg:y1="1.416cm" svg:x2="2.95cm" svg:y2="2.2cm" draw:end-shape="id7" draw:end-glue-point="4" svg:d="M1750 1416c0 213 1200-179 1200 784" svg:viewBox="0 0 1201 785">
          <text:p/>
        </draw:connector>
        <draw:connector draw:style-name="gr3" draw:text-style-name="P4" draw:layer="layout" draw:type="curve" svg:x1="2.951cm" svg:y1="12.601cm" svg:x2="1.771cm" svg:y2="14.209cm" draw:start-shape="id12" draw:start-glue-point="8" svg:d="M2951 12601c0 1582-1180 779-1180 1608" svg:viewBox="0 0 1181 1609">
          <text:p/>
        </draw:connector>
        <draw:custom-shape draw:style-name="gr2" draw:text-style-name="P3" draw:layer="layout" svg:width="2.1cm" svg:height="1.1cm" svg:x="5.603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1.1cm" svg:x="5.604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1.1cm" svg:x="5.605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Výchozí">
        <draw:custom-shape draw:style-name="gr4" draw:text-style-name="P1" draw:layer="layout" svg:width="6.7cm" svg:height="4.3cm" svg:x="3.801cm" svg:y="9.201cm">
          <text:p text:style-name="P1">M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7cm" svg:height="4.3cm" svg:x="3.8cm" svg:y="2.8cm">
          <text:p text:style-name="P1">M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2.1cm" svg:height="1.1cm" svg:x="4.401cm" svg:y="4.001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2.1cm" svg:height="1.1cm" svg:x="7.702cm" svg:y="4.002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2.1cm" svg:height="1.1cm" svg:x="4.402cm" svg:y="11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2.1cm" svg:height="1.1cm" svg:x="7.703cm" svg:y="11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5.451cm" svg:y1="5.101cm" svg:x2="5.452cm" svg:y2="11.002cm" draw:start-shape="id13" draw:start-glue-point="8" draw:end-shape="id14" svg:d="M5451 5101c0 4426 1 1476 1 5901" svg:viewBox="0 0 2 5902">
          <text:p/>
        </draw:connector>
        <draw:connector draw:style-name="gr3" draw:text-style-name="P4" draw:layer="layout" draw:type="curve" svg:x1="6.194cm" svg:y1="4.94cm" svg:x2="8.01cm" svg:y2="11.164cm" draw:start-shape="id13" draw:start-glue-point="9" draw:end-shape="id15" draw:end-glue-point="5" svg:d="M6194 4940c0 4669 1816 1558 1816 6224" svg:viewBox="0 0 1817 6225">
          <text:p/>
        </draw:connector>
        <draw:connector draw:style-name="gr5" draw:text-style-name="P4" draw:layer="layout" draw:type="curve" svg:x1="8.752cm" svg:y1="5.102cm" svg:x2="8.753cm" svg:y2="11.003cm" draw:start-shape="id16" draw:start-glue-point="8" draw:end-shape="id15" svg:d="M8752 5102c0 4426 1 1476 1 5901" svg:viewBox="0 0 2 5902">
          <text:p/>
        </draw:connector>
        <draw:connector draw:style-name="gr5" draw:text-style-name="P4" draw:layer="layout" draw:type="curve" svg:x1="8.009cm" svg:y1="4.941cm" svg:x2="6.195cm" svg:y2="11.163cm" draw:start-shape="id16" draw:start-glue-point="7" draw:end-shape="id14" draw:end-glue-point="11" svg:d="M8009 4941c0 4668-1814 1557-1814 6222" svg:viewBox="0 0 1815 6223">
          <text:p/>
        </draw:connector>
      </draw:page>
      <draw:page draw:name="page4" draw:style-name="dp1" draw:master-page-name="Výchozí">
        <draw:custom-shape draw:style-name="gr4" draw:text-style-name="P1" draw:layer="layout" svg:width="6.7cm" svg:height="4.3cm" svg:x="3.801cm" svg:y="18.601cm">
          <text:p text:style-name="P1">M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7cm" svg:height="4.3cm" svg:x="3.8cm" svg:y="2.8cm">
          <text:p text:style-name="P1">M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2.1cm" svg:height="1.1cm" svg:x="4.401cm" svg:y="4.001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2.1cm" svg:height="1.1cm" svg:x="7.702cm" svg:y="4.002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2.1cm" svg:height="1.1cm" svg:x="4.402cm" svg:y="20.4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2.1cm" svg:height="1.1cm" svg:x="7.703cm" svg:y="20.4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8" draw:id="id18" draw:layer="layout" svg:width="3.098cm" svg:height="2.402cm" svg:x="3.902cm" svg:y="8.098cm">
          <text:p text:style-name="P1"/>
          <text:p text:style-name="P1"/>
          <text:p text:style-name="P1">M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cm" svg:height="1.1cm" svg:x="4.303cm" svg:y="8.403cm">
          <text:p text:style-name="P1"><text:span text:style-name="T1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0" draw:id="id20" draw:layer="layout" svg:width="3.098cm" svg:height="2.402cm" svg:x="3.903cm" svg:y="11.399cm">
          <text:p text:style-name="P1"/>
          <text:p text:style-name="P1"/>
          <text:p text:style-name="P1">M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cm" svg:height="1.1cm" svg:x="4.304cm" svg:y="11.704cm">
          <text:p text:style-name="P1"><text:span text:style-name="T1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098cm" svg:height="2.402cm" svg:x="4.003cm" svg:y="14.999cm">
          <text:p text:style-name="P1"/>
          <text:p text:style-name="P1"/>
          <text:p text:style-name="P1">M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2.1cm" svg:height="1.1cm" svg:x="4.404cm" svg:y="15.304cm">
          <text:p text:style-name="P1"><text:span text:style-name="T1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5.451cm" svg:y1="5.101cm" svg:x2="5.451cm" svg:y2="8.098cm" draw:start-shape="id17" draw:start-glue-point="8" draw:end-shape="id18" draw:end-glue-point="4" svg:d="M5451 5101v2997" svg:viewBox="0 0 1 2998">
          <text:p/>
        </draw:connector>
        <draw:connector draw:style-name="gr5" draw:text-style-name="P4" draw:layer="layout" draw:type="curve" svg:x1="8.752cm" svg:y1="5.102cm" svg:x2="7cm" svg:y2="9.299cm" draw:start-shape="id19" draw:start-glue-point="8" draw:end-shape="id18" draw:end-glue-point="10" svg:d="M8752 5102c0 2798-584 4197-1752 4197" svg:viewBox="0 0 1753 4198">
          <text:p/>
        </draw:connector>
        <draw:connector draw:style-name="gr3" draw:text-style-name="P4" draw:layer="layout" draw:type="curve" svg:x1="5.451cm" svg:y1="10.5cm" svg:x2="5.452cm" svg:y2="11.399cm" draw:start-shape="id18" draw:start-glue-point="8" draw:end-shape="id20" draw:end-glue-point="4" svg:d="M5451 10500c0 675 1 226 1 899" svg:viewBox="0 0 2 900">
          <text:p/>
        </draw:connector>
        <draw:connector draw:style-name="gr3" draw:text-style-name="P4" draw:layer="layout" draw:type="curve" svg:x1="5.452cm" svg:y1="13.801cm" svg:x2="5.454cm" svg:y2="15.304cm" draw:start-shape="id20" draw:start-glue-point="8" draw:end-shape="id21" draw:end-glue-point="4" svg:d="M5452 13801c0 1128 2 377 2 1503" svg:viewBox="0 0 3 1504">
          <text:p/>
        </draw:connector>
        <draw:connector draw:style-name="gr5" draw:text-style-name="P4" draw:layer="layout" draw:type="curve" svg:x1="5.454cm" svg:y1="16.404cm" svg:x2="5.452cm" svg:y2="20.402cm" draw:start-shape="id21" draw:start-glue-point="8" draw:end-shape="id22" svg:d="M5454 16404c0 3000-2 1001-2 3998" svg:viewBox="0 0 3 3999">
          <text:p/>
        </draw:connector>
        <draw:connector draw:style-name="gr3" draw:text-style-name="P4" draw:layer="layout" draw:type="curve" svg:x1="6.504cm" svg:y1="15.854cm" svg:x2="8.753cm" svg:y2="20.403cm" draw:start-shape="id21" draw:start-glue-point="10" draw:end-shape="id23" draw:end-glue-point="4" svg:d="M6504 15854c1500 0 2249 1516 2249 4549" svg:viewBox="0 0 2250 4550">
          <text:p/>
        </draw:connector>
      </draw:page>
      <draw:page draw:name="page5" draw:style-name="dp1" draw:master-page-name="Výchozí">
        <draw:custom-shape draw:style-name="gr1" draw:text-style-name="P2" xml:id="id24" draw:id="id24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2.951cm" svg:y1="3.3cm" svg:x2="2.952cm" svg:y2="4.001cm" draw:start-shape="id24" draw:start-glue-point="8" draw:end-shape="id25" draw:end-glue-point="4" svg:d="M2951 3300c0 526 1 176 1 701" svg:viewBox="0 0 2 702">
          <text:p/>
        </draw:connector>
        <draw:connector draw:style-name="gr3" draw:text-style-name="P4" draw:layer="layout" draw:type="curve" svg:x1="2.952cm" svg:y1="5.101cm" svg:x2="2.952cm" svg:y2="5.801cm" draw:start-shape="id25" draw:start-glue-point="8" draw:end-shape="id26" draw:end-glue-point="4" svg:d="M2952 5101v700" svg:viewBox="0 0 1 701">
          <text:p/>
        </draw:connector>
        <draw:connector draw:style-name="gr3" draw:text-style-name="P4" draw:layer="layout" draw:type="curve" svg:x1="2.952cm" svg:y1="6.901cm" svg:x2="2.952cm" svg:y2="7.601cm" draw:start-shape="id26" draw:start-glue-point="8" draw:end-shape="id27" draw:end-glue-point="4" svg:d="M2952 6901v700" svg:viewBox="0 0 1 701">
          <text:p/>
        </draw:connector>
        <draw:connector draw:style-name="gr3" draw:text-style-name="P4" draw:layer="layout" draw:type="curve" svg:x1="2.952cm" svg:y1="8.701cm" svg:x2="2.952cm" svg:y2="9.501cm" draw:start-shape="id27" draw:start-glue-point="8" draw:end-shape="id28" draw:end-glue-point="4" svg:d="M2952 8701v800" svg:viewBox="0 0 1 801">
          <text:p/>
        </draw:connector>
        <draw:connector draw:style-name="gr3" draw:text-style-name="P4" draw:layer="layout" draw:type="curve" svg:x1="2.952cm" svg:y1="10.601cm" svg:x2="2.952cm" svg:y2="11.501cm" draw:start-shape="id28" draw:start-glue-point="8" draw:end-shape="id29" draw:end-glue-point="4" svg:d="M2952 10601v900" svg:viewBox="0 0 1 901">
          <text:p/>
        </draw:connector>
        <draw:connector draw:style-name="gr3" draw:text-style-name="P4" draw:layer="layout" draw:type="curve" svg:x1="1.751cm" svg:y1="1.416cm" svg:x2="2.951cm" svg:y2="2.2cm" draw:end-shape="id24" draw:end-glue-point="4" svg:d="M1751 1416c0 213 1200-179 1200 784" svg:viewBox="0 0 1201 785">
          <text:p/>
        </draw:connector>
        <draw:connector draw:style-name="gr3" draw:text-style-name="P4" draw:layer="layout" draw:type="curve" svg:x1="2.952cm" svg:y1="12.601cm" svg:x2="1.772cm" svg:y2="14.209cm" draw:start-shape="id29" draw:start-glue-point="8" svg:d="M2952 12601c0 1582-1180 779-1180 1608" svg:viewBox="0 0 1181 1609">
          <text:p/>
        </draw:connector>
        <draw:custom-shape draw:style-name="gr4" draw:text-style-name="P1" draw:layer="layout" svg:width="6.7cm" svg:height="4.3cm" svg:x="12.102cm" svg:y="18.602cm">
          <text:p text:style-name="P1">M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7cm" svg:height="4.3cm" svg:x="12.101cm" svg:y="2.801cm">
          <text:p text:style-name="P1">M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2.1cm" svg:height="1.1cm" svg:x="12.7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2.1cm" svg:height="1.1cm" svg:x="16.0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2.1cm" svg:height="1.1cm" svg:x="12.703cm" svg:y="20.4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2.1cm" svg:height="1.1cm" svg:x="16.004cm" svg:y="20.4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1" draw:id="id31" draw:layer="layout" svg:width="3.098cm" svg:height="2.402cm" svg:x="12.203cm" svg:y="8.099cm">
          <text:p text:style-name="P1"/>
          <text:p text:style-name="P1"/>
          <text:p text:style-name="P1">M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cm" svg:height="1.1cm" svg:x="12.604cm" svg:y="8.404cm">
          <text:p text:style-name="P1"><text:span text:style-name="T1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3" draw:id="id33" draw:layer="layout" svg:width="3.098cm" svg:height="2.402cm" svg:x="12.204cm" svg:y="11.4cm">
          <text:p text:style-name="P1"/>
          <text:p text:style-name="P1"/>
          <text:p text:style-name="P1">M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cm" svg:height="1.1cm" svg:x="12.605cm" svg:y="11.705cm">
          <text:p text:style-name="P1"><text:span text:style-name="T1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098cm" svg:height="2.402cm" svg:x="12.304cm" svg:y="15cm">
          <text:p text:style-name="P1"/>
          <text:p text:style-name="P1"/>
          <text:p text:style-name="P1">M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2.1cm" svg:height="1.1cm" svg:x="12.705cm" svg:y="15.305cm">
          <text:p text:style-name="P1"><text:span text:style-name="T1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3.752cm" svg:y1="5.102cm" svg:x2="13.752cm" svg:y2="8.099cm" draw:start-shape="id30" draw:start-glue-point="8" draw:end-shape="id31" draw:end-glue-point="4" svg:d="M13752 5102v2997" svg:viewBox="0 0 1 2998">
          <text:p/>
        </draw:connector>
        <draw:connector draw:style-name="gr5" draw:text-style-name="P4" draw:layer="layout" draw:type="curve" svg:x1="17.053cm" svg:y1="5.103cm" svg:x2="15.301cm" svg:y2="9.3cm" draw:start-shape="id32" draw:start-glue-point="8" draw:end-shape="id31" draw:end-glue-point="10" svg:d="M17053 5103c0 2798-584 4197-1752 4197" svg:viewBox="0 0 1753 4198">
          <text:p/>
        </draw:connector>
        <draw:connector draw:style-name="gr3" draw:text-style-name="P4" draw:layer="layout" draw:type="curve" svg:x1="13.752cm" svg:y1="10.501cm" svg:x2="13.753cm" svg:y2="11.4cm" draw:start-shape="id31" draw:start-glue-point="8" draw:end-shape="id33" draw:end-glue-point="4" svg:d="M13752 10501c0 675 1 226 1 899" svg:viewBox="0 0 2 900">
          <text:p/>
        </draw:connector>
        <draw:connector draw:style-name="gr3" draw:text-style-name="P4" draw:layer="layout" draw:type="curve" svg:x1="13.753cm" svg:y1="13.802cm" svg:x2="13.755cm" svg:y2="15.305cm" draw:start-shape="id33" draw:start-glue-point="8" draw:end-shape="id34" draw:end-glue-point="4" svg:d="M13753 13802c0 1128 2 377 2 1503" svg:viewBox="0 0 3 1504">
          <text:p/>
        </draw:connector>
        <draw:connector draw:style-name="gr5" draw:text-style-name="P4" draw:layer="layout" draw:type="curve" svg:x1="13.755cm" svg:y1="16.405cm" svg:x2="13.753cm" svg:y2="20.403cm" draw:start-shape="id34" draw:start-glue-point="8" draw:end-shape="id35" svg:d="M13755 16405c0 3000-2 1001-2 3998" svg:viewBox="0 0 3 3999">
          <text:p/>
        </draw:connector>
        <draw:connector draw:style-name="gr3" draw:text-style-name="P4" draw:layer="layout" draw:type="curve" svg:x1="14.805cm" svg:y1="15.855cm" svg:x2="17.054cm" svg:y2="20.404cm" draw:start-shape="id34" draw:start-glue-point="10" draw:end-shape="id36" draw:end-glue-point="4" svg:d="M14805 15855c1500 0 2249 1516 2249 4549" svg:viewBox="0 0 2250 4550">
          <text:p/>
        </draw:connector>
      </draw:page>
      <draw:page draw:name="page6" draw:style-name="dp1" draw:master-page-name="Výchozí">
        <draw:custom-shape draw:style-name="gr1" draw:text-style-name="P2" xml:id="id37" draw:id="id37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1" draw:id="id41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2" draw:id="id42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2.951cm" svg:y1="3.3cm" svg:x2="2.952cm" svg:y2="4.001cm" draw:start-shape="id37" draw:start-glue-point="8" draw:end-shape="id38" draw:end-glue-point="4" svg:d="M2951 3300c0 526 1 176 1 701" svg:viewBox="0 0 2 702">
          <text:p/>
        </draw:connector>
        <draw:connector draw:style-name="gr3" draw:text-style-name="P4" draw:layer="layout" draw:type="curve" svg:x1="2.952cm" svg:y1="5.101cm" svg:x2="2.952cm" svg:y2="5.801cm" draw:start-shape="id38" draw:start-glue-point="8" draw:end-shape="id39" draw:end-glue-point="4" svg:d="M2952 5101v700" svg:viewBox="0 0 1 701">
          <text:p/>
        </draw:connector>
        <draw:connector draw:style-name="gr3" draw:text-style-name="P4" draw:layer="layout" draw:type="curve" svg:x1="2.952cm" svg:y1="6.901cm" svg:x2="2.952cm" svg:y2="7.601cm" draw:start-shape="id39" draw:start-glue-point="8" draw:end-shape="id40" draw:end-glue-point="4" svg:d="M2952 6901v700" svg:viewBox="0 0 1 701">
          <text:p/>
        </draw:connector>
        <draw:connector draw:style-name="gr3" draw:text-style-name="P4" draw:layer="layout" draw:type="curve" svg:x1="2.952cm" svg:y1="8.701cm" svg:x2="2.952cm" svg:y2="9.501cm" draw:start-shape="id40" draw:start-glue-point="8" draw:end-shape="id41" draw:end-glue-point="4" svg:d="M2952 8701v800" svg:viewBox="0 0 1 801">
          <text:p/>
        </draw:connector>
        <draw:connector draw:style-name="gr3" draw:text-style-name="P4" draw:layer="layout" draw:type="curve" svg:x1="2.952cm" svg:y1="10.601cm" svg:x2="2.952cm" svg:y2="11.501cm" draw:start-shape="id41" draw:start-glue-point="8" draw:end-shape="id42" draw:end-glue-point="4" svg:d="M2952 10601v900" svg:viewBox="0 0 1 901">
          <text:p/>
        </draw:connector>
        <draw:connector draw:style-name="gr3" draw:text-style-name="P4" draw:layer="layout" draw:type="curve" svg:x1="1.751cm" svg:y1="1.416cm" svg:x2="2.951cm" svg:y2="2.2cm" draw:end-shape="id37" draw:end-glue-point="4" svg:d="M1751 1416c0 213 1200-179 1200 784" svg:viewBox="0 0 1201 785">
          <text:p/>
        </draw:connector>
        <draw:connector draw:style-name="gr3" draw:text-style-name="P4" draw:layer="layout" draw:type="curve" svg:x1="2.952cm" svg:y1="12.601cm" svg:x2="1.772cm" svg:y2="14.209cm" draw:start-shape="id42" draw:start-glue-point="8" svg:d="M2952 12601c0 1582-1180 779-1180 1608" svg:viewBox="0 0 1181 1609">
          <text:p/>
        </draw:connector>
        <draw:custom-shape draw:style-name="gr2" draw:text-style-name="P3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7cm" svg:height="4.3cm" svg:x="12.302cm" svg:y="9.202cm">
          <text:p text:style-name="P1">M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7cm" svg:height="4.3cm" svg:x="12.301cm" svg:y="2.801cm">
          <text:p text:style-name="P1">M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2.1cm" svg:height="1.1cm" svg:x="12.9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6" draw:id="id46" draw:layer="layout" svg:width="2.1cm" svg:height="1.1cm" svg:x="16.2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4" draw:id="id44" draw:layer="layout" svg:width="2.1cm" svg:height="1.1cm" svg:x="12.9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5" draw:id="id45" draw:layer="layout" svg:width="2.1cm" svg:height="1.1cm" svg:x="16.2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13.952cm" svg:y1="5.102cm" svg:x2="13.953cm" svg:y2="11.003cm" draw:start-shape="id43" draw:start-glue-point="8" draw:end-shape="id44" svg:d="M13952 5102c0 4426 1 1476 1 5901" svg:viewBox="0 0 2 5902">
          <text:p/>
        </draw:connector>
        <draw:connector draw:style-name="gr3" draw:text-style-name="P4" draw:layer="layout" draw:type="curve" svg:x1="14.695cm" svg:y1="4.941cm" svg:x2="16.511cm" svg:y2="11.165cm" draw:start-shape="id43" draw:start-glue-point="9" draw:end-shape="id45" draw:end-glue-point="5" svg:d="M14695 4941c0 4669 1816 1558 1816 6224" svg:viewBox="0 0 1817 6225">
          <text:p/>
        </draw:connector>
        <draw:connector draw:style-name="gr5" draw:text-style-name="P4" draw:layer="layout" draw:type="curve" svg:x1="17.253cm" svg:y1="5.103cm" svg:x2="17.254cm" svg:y2="11.004cm" draw:start-shape="id46" draw:start-glue-point="8" draw:end-shape="id45" svg:d="M17253 5103c0 4426 1 1476 1 5901" svg:viewBox="0 0 2 5902">
          <text:p/>
        </draw:connector>
        <draw:connector draw:style-name="gr5" draw:text-style-name="P4" draw:layer="layout" draw:type="curve" svg:x1="16.51cm" svg:y1="4.942cm" svg:x2="14.696cm" svg:y2="11.164cm" draw:start-shape="id46" draw:start-glue-point="7" draw:end-shape="id44" draw:end-glue-point="11" svg:d="M16510 4942c0 4668-1814 1557-1814 6222" svg:viewBox="0 0 1815 62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3:42:31.508000000</meta:creation-date>
    <meta:generator>LibreOffice/5.1.5.2$Windows_x86 LibreOffice_project/7a864d8825610a8c07cfc3bc01dd4fce6a9447e5</meta:generator>
    <dc:date>2017-06-24T14:55:02.189000000</dc:date>
    <meta:editing-duration>PT25M28S</meta:editing-duration>
    <meta:editing-cycles>28</meta:editing-cycles>
    <meta:document-statistic meta:object-count="118"/>
  </office:meta>
</office:document-meta>
</file>